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0917c3" officeooo:paragraph-rsid="000ee58a" style:font-size-asian="16pt" style:font-weight-asian="bold" style:font-size-complex="16pt" style:font-weight-complex="bold"/>
    </style:style>
    <style:style style:name="P2" style:family="paragraph" style:parent-style-name="Standard">
      <style:text-properties officeooo:rsid="000917c3" officeooo:paragraph-rsid="000917c3"/>
    </style:style>
    <style:style style:name="P3" style:family="paragraph" style:parent-style-name="Standard">
      <style:text-properties officeooo:rsid="000917c3" officeooo:paragraph-rsid="00094697"/>
    </style:style>
    <style:style style:name="P4" style:family="paragraph" style:parent-style-name="Standard">
      <style:text-properties officeooo:rsid="000917c3" officeooo:paragraph-rsid="0009f4e3"/>
    </style:style>
    <style:style style:name="P5" style:family="paragraph" style:parent-style-name="Standard">
      <style:text-properties officeooo:rsid="000917c3" officeooo:paragraph-rsid="000abbd6"/>
    </style:style>
    <style:style style:name="P6" style:family="paragraph" style:parent-style-name="Standard">
      <style:text-properties officeooo:rsid="000917c3" officeooo:paragraph-rsid="00103357"/>
    </style:style>
    <style:style style:name="P7" style:family="paragraph" style:parent-style-name="Standard">
      <style:text-properties officeooo:rsid="000917c3" officeooo:paragraph-rsid="00121ef1"/>
    </style:style>
    <style:style style:name="P8" style:family="paragraph" style:parent-style-name="Standard">
      <style:text-properties officeooo:rsid="00094697" officeooo:paragraph-rsid="00094697"/>
    </style:style>
    <style:style style:name="P9" style:family="paragraph" style:parent-style-name="Standard">
      <style:text-properties officeooo:rsid="0009f4e3" officeooo:paragraph-rsid="0009f4e3"/>
    </style:style>
    <style:style style:name="P10" style:family="paragraph" style:parent-style-name="Standard">
      <style:text-properties officeooo:rsid="0009f4e3" officeooo:paragraph-rsid="00121ef1"/>
    </style:style>
    <style:style style:name="P11" style:family="paragraph" style:parent-style-name="Standard">
      <style:text-properties officeooo:rsid="000ba696" officeooo:paragraph-rsid="000ba696"/>
    </style:style>
    <style:style style:name="P12" style:family="paragraph" style:parent-style-name="Standard">
      <style:text-properties officeooo:rsid="000cc6d7" officeooo:paragraph-rsid="000cc6d7"/>
    </style:style>
    <style:style style:name="P13" style:family="paragraph" style:parent-style-name="Standard">
      <style:text-properties officeooo:rsid="000cc6d7" officeooo:paragraph-rsid="000d6435"/>
    </style:style>
    <style:style style:name="P14" style:family="paragraph" style:parent-style-name="Standard">
      <style:text-properties officeooo:rsid="000d6435" officeooo:paragraph-rsid="000d6435"/>
    </style:style>
    <style:style style:name="P15" style:family="paragraph" style:parent-style-name="Standard">
      <style:text-properties fo:font-size="8pt" officeooo:rsid="000d6435" officeooo:paragraph-rsid="000d6435" style:font-size-asian="8pt" style:font-size-complex="8pt"/>
    </style:style>
    <style:style style:name="P16" style:family="paragraph" style:parent-style-name="Standard">
      <style:text-properties officeooo:rsid="000e9801" officeooo:paragraph-rsid="000e9801"/>
    </style:style>
    <style:style style:name="P17" style:family="paragraph" style:parent-style-name="Standard">
      <style:text-properties officeooo:rsid="00103357" officeooo:paragraph-rsid="00103357"/>
    </style:style>
    <style:style style:name="P18" style:family="paragraph" style:parent-style-name="Standard">
      <style:text-properties officeooo:rsid="00121ef1" officeooo:paragraph-rsid="00121ef1"/>
    </style:style>
    <style:style style:name="P19" style:family="paragraph" style:parent-style-name="Standard">
      <style:text-properties fo:font-weight="normal" officeooo:rsid="00121ef1" officeooo:paragraph-rsid="00121ef1" style:font-weight-asian="normal" style:font-weight-complex="normal"/>
    </style:style>
    <style:style style:name="P20" style:family="paragraph" style:parent-style-name="Standard">
      <style:text-properties fo:font-weight="normal" officeooo:rsid="00167f04" officeooo:paragraph-rsid="00167f04" style:font-weight-asian="normal" style:font-weight-complex="normal"/>
    </style:style>
    <style:style style:name="P21" style:family="paragraph" style:parent-style-name="Standard">
      <style:text-properties fo:font-weight="normal" officeooo:rsid="001ee869" officeooo:paragraph-rsid="001ee869" style:font-weight-asian="normal" style:font-weight-complex="normal"/>
    </style:style>
    <style:style style:name="P22" style:family="paragraph" style:parent-style-name="Standard">
      <style:text-properties fo:font-weight="normal" officeooo:rsid="0021fde8" officeooo:paragraph-rsid="0021fde8" style:font-weight-asian="normal" style:font-weight-complex="normal"/>
    </style:style>
    <style:style style:name="P23" style:family="paragraph" style:parent-style-name="Standard">
      <style:text-properties fo:font-weight="normal" officeooo:rsid="002333cb" officeooo:paragraph-rsid="002333cb" style:font-weight-asian="normal" style:font-weight-complex="normal"/>
    </style:style>
    <style:style style:name="P24" style:family="paragraph" style:parent-style-name="Standard">
      <style:text-properties fo:font-weight="normal" officeooo:rsid="0023bdb5" officeooo:paragraph-rsid="002333cb" style:font-weight-asian="normal" style:font-weight-complex="normal"/>
    </style:style>
    <style:style style:name="P25" style:family="paragraph" style:parent-style-name="Standard">
      <style:text-properties officeooo:rsid="001a39e7" officeooo:paragraph-rsid="001a39e7"/>
    </style:style>
    <style:style style:name="P26" style:family="paragraph" style:parent-style-name="Standard">
      <style:text-properties officeooo:rsid="001a39e7" officeooo:paragraph-rsid="001a9274"/>
    </style:style>
    <style:style style:name="P27" style:family="paragraph" style:parent-style-name="Standard">
      <style:text-properties fo:font-weight="bold" officeooo:rsid="001ee869" officeooo:paragraph-rsid="001ee869" style:font-weight-asian="bold" style:font-weight-complex="bold"/>
    </style:style>
    <style:style style:name="P28" style:family="paragraph" style:parent-style-name="Standard">
      <style:text-properties fo:font-size="12pt" fo:font-weight="bold" officeooo:rsid="00121ef1" officeooo:paragraph-rsid="00121ef1" style:font-size-asian="12pt" style:font-weight-asian="bold" style:font-size-complex="12pt" style:font-weight-complex="bold"/>
    </style:style>
    <style:style style:name="P29" style:family="paragraph" style:parent-style-name="Standard">
      <style:text-properties officeooo:rsid="001f9284" officeooo:paragraph-rsid="001f9284"/>
    </style:style>
    <style:style style:name="P30" style:family="paragraph" style:parent-style-name="Standard">
      <style:text-properties officeooo:rsid="0021fde8" officeooo:paragraph-rsid="0021fde8"/>
    </style:style>
    <style:style style:name="P31" style:family="paragraph" style:parent-style-name="Standard">
      <style:text-properties officeooo:rsid="0025cb88" officeooo:paragraph-rsid="0025cb88"/>
    </style:style>
    <style:style style:name="P32" style:family="paragraph" style:parent-style-name="Standard">
      <style:text-properties officeooo:rsid="0026044c" officeooo:paragraph-rsid="0026044c"/>
    </style:style>
    <style:style style:name="P33" style:family="paragraph" style:parent-style-name="Standard">
      <style:text-properties officeooo:rsid="00273d2b" officeooo:paragraph-rsid="00273d2b"/>
    </style:style>
    <style:style style:name="P34" style:family="paragraph" style:parent-style-name="Standard">
      <style:text-properties officeooo:rsid="00284dbe" officeooo:paragraph-rsid="00284dbe"/>
    </style:style>
    <style:style style:name="P35" style:family="paragraph" style:parent-style-name="Standard">
      <style:text-properties fo:font-size="14pt" style:text-underline-style="solid" style:text-underline-width="auto" style:text-underline-color="font-color" fo:font-weight="bold" officeooo:rsid="000917c3" officeooo:paragraph-rsid="0009f4e3" style:font-size-asian="14pt" style:font-weight-asian="bold" style:font-size-complex="14pt" style:font-weight-complex="bold"/>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Standard" style:list-style-name="L1">
      <style:text-properties officeooo:rsid="000e9801" officeooo:paragraph-rsid="000e9801"/>
    </style:style>
    <style:style style:name="P39" style:family="paragraph" style:parent-style-name="Standard" style:list-style-name="L2">
      <style:text-properties fo:font-weight="normal" officeooo:rsid="00167f04" officeooo:paragraph-rsid="00167f04" style:font-weight-asian="normal" style:font-weight-complex="normal"/>
    </style:style>
    <style:style style:name="P40" style:family="paragraph" style:parent-style-name="Standard" style:list-style-name="L3">
      <style:text-properties officeooo:rsid="001a9274" officeooo:paragraph-rsid="001a9274"/>
    </style:style>
    <style:style style:name="P41" style:family="paragraph" style:parent-style-name="Standard" style:list-style-name="L3">
      <style:text-properties officeooo:rsid="001ba61d" officeooo:paragraph-rsid="001ba61d"/>
    </style:style>
    <style:style style:name="P42" style:family="paragraph" style:parent-style-name="Standard" style:list-style-name="L3">
      <style:text-properties officeooo:rsid="002b7f92" officeooo:paragraph-rsid="002b7f92"/>
    </style:style>
    <style:style style:name="P43" style:family="paragraph" style:parent-style-name="Standard" style:list-style-name="L3">
      <style:text-properties officeooo:rsid="002d0ee9" officeooo:paragraph-rsid="002d0ee9"/>
    </style:style>
    <style:style style:name="P44" style:family="paragraph" style:parent-style-name="Standard" style:list-style-name="L3">
      <style:text-properties officeooo:rsid="001ca2b7" officeooo:paragraph-rsid="001ca2b7"/>
    </style:style>
    <style:style style:name="P45" style:family="paragraph" style:parent-style-name="Standard" style:list-style-name="L3">
      <style:text-properties officeooo:rsid="001d4534" officeooo:paragraph-rsid="001d4534"/>
    </style:style>
    <style:style style:name="P46" style:family="paragraph" style:parent-style-name="Standard" style:list-style-name="L4">
      <style:text-properties officeooo:rsid="001f9284" officeooo:paragraph-rsid="001f9284"/>
    </style:style>
    <style:style style:name="P47" style:family="paragraph" style:parent-style-name="Standard" style:list-style-name="L5">
      <style:text-properties officeooo:rsid="0021fde8" officeooo:paragraph-rsid="0021fde8"/>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paragraph-rsid="002b7f92"/>
    </style:style>
    <style:style style:name="P50" style:family="paragraph" style:parent-style-name="Heading_20_3">
      <style:text-properties officeooo:rsid="0023e64d"/>
    </style:style>
    <style:style style:name="T1" style:family="text">
      <style:text-properties officeooo:rsid="00094697"/>
    </style:style>
    <style:style style:name="T2" style:family="text">
      <style:text-properties fo:font-weight="bold" officeooo:rsid="00094697" style:font-weight-asian="bold" style:font-weight-complex="bold"/>
    </style:style>
    <style:style style:name="T3" style:family="text">
      <style:text-properties fo:font-weight="bold" officeooo:rsid="00103357" style:font-weight-asian="bold" style:font-weight-complex="bold"/>
    </style:style>
    <style:style style:name="T4" style:family="text">
      <style:text-properties officeooo:rsid="000abbd6"/>
    </style:style>
    <style:style style:name="T5" style:family="text">
      <style:text-properties officeooo:rsid="000cbe92"/>
    </style:style>
    <style:style style:name="T6" style:family="text">
      <style:text-properties officeooo:rsid="000d6435"/>
    </style:style>
    <style:style style:name="T7" style:family="text">
      <style:text-properties officeooo:rsid="00103357"/>
    </style:style>
    <style:style style:name="T8" style:family="text">
      <style:text-properties officeooo:rsid="00121ef1"/>
    </style:style>
    <style:style style:name="T9" style:family="text">
      <style:text-properties officeooo:rsid="001360e0"/>
    </style:style>
    <style:style style:name="T10" style:family="text">
      <style:text-properties officeooo:rsid="0023bdb5"/>
    </style:style>
    <style:style style:name="T11" style:family="text">
      <style:text-properties officeooo:rsid="002d0e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36"><text:a xlink:type="simple" xlink:href="#__RefHeading__436_1564809365" text:style-name="Index_20_Link" text:visited-style-name="Index_20_Link">Arranque de servidor openerp<text:tab/>1</text:a></text:p>
          <text:p text:style-name="P36"><text:a xlink:type="simple" xlink:href="#__RefHeading__438_1564809365" text:style-name="Index_20_Link" text:visited-style-name="Index_20_Link">Postgres<text:tab/>2</text:a></text:p>
          <text:p text:style-name="P36"><text:a xlink:type="simple" xlink:href="#__RefHeading__440_1564809365" text:style-name="Index_20_Link" text:visited-style-name="Index_20_Link">Seguridad:<text:tab/>2</text:a></text:p>
          <text:p text:style-name="P36"><text:a xlink:type="simple" xlink:href="#__RefHeading__442_1564809365" text:style-name="Index_20_Link" text:visited-style-name="Index_20_Link">Opciones de lanzamiento del servidor<text:tab/>2</text:a></text:p>
          <text:p text:style-name="P36"><text:a xlink:type="simple" xlink:href="#__RefHeading__444_1564809365" text:style-name="Index_20_Link" text:visited-style-name="Index_20_Link">Bazar<text:tab/>4</text:a></text:p>
          <text:p text:style-name="P37"><text:a xlink:type="simple" xlink:href="#__RefHeading__446_1564809365" text:style-name="Index_20_Link" text:visited-style-name="Index_20_Link">(ver Bazaar - Sistema de gestión de versiones.pdf)<text:tab/>4</text:a></text:p>
          <text:p text:style-name="P36"><text:a xlink:type="simple" xlink:href="#__RefHeading__448_1564809365" text:style-name="Index_20_Link" text:visited-style-name="Index_20_Link">Development<text:tab/>4</text:a></text:p>
          <text:p text:style-name="P36"><text:a xlink:type="simple" xlink:href="#__RefHeading__450_1564809365" text:style-name="Index_20_Link" text:visited-style-name="Index_20_Link">Paquetes interesantes en ubuntu<text:tab/>5</text:a></text:p>
          <text:p text:style-name="P36"><text:a xlink:type="simple" xlink:href="#__RefHeading__452_1564809365" text:style-name="Index_20_Link" text:visited-style-name="Index_20_Link">Curso<text:tab/>6</text:a></text:p>
          <text:p text:style-name="P36"><text:a xlink:type="simple" xlink:href="#__RefHeading__454_1564809365" text:style-name="Index_20_Link" text:visited-style-name="Index_20_Link">Instalación Openerp 8.0<text:tab/>6</text:a></text:p>
        </text:index-body>
      </text:table-of-content>
      <text:p text:style-name="P35"/>
      <text:p text:style-name="P35"/>
      <text:h text:style-name="Heading_20_1" text:outline-level="1"><text:bookmark-start text:name="__RefHeading__436_1564809365"/>Arranque de servidor openerp <text:bookmark-end text:name="__RefHeading__436_1564809365"/></text:h>
      <text:p text:style-name="P4">(asumiendo que estamos en raiz de openerp):</text:p>
      <text:p text:style-name="P2"/>
      <text:p text:style-name="P2">Modo con script:</text:p>
      <text:p text:style-name="P2">$ make server</text:p>
      <text:p text:style-name="P2"/>
      <text:p text:style-name="P2">Manual: Le pasamos las rutas de los addons y el niv<text:span text:style-name="T5">e</text:span>l de log</text:p>
      <text:p text:style-name="P2">$ ./server/openerp-server --addons-path=addons,web/addons –log-level=debug</text:p>
      <text:p text:style-name="P2"/>
      <text:p text:style-name="P2">Añadiendo -s salvamos la configuración en /home/xava3000/.openerp_serverrv</text:p>
      <text:p text:style-name="P2">./server/openerp-server --addons-path=addons,web/addons --log-level=debug -s </text:p>
      <text:p text:style-name="P2"/>
      <text:p text:style-name="P8">Hay que tener en cuenta que aquí se asume que el usuario postgres está asociado con el usuario con el que estás conectado. Sinó hay que indicar:</text:p>
      <text:p text:style-name="P8"/>
      <text:p text:style-name="P3">$ ./server/openerp-server -<text:span text:style-name="T1">r </text:span><text:span text:style-name="T2">otrodbuser</text:span><text:span text:style-name="T1"> -w dbpassword </text:span>--addons-path=addons,web/addons –log-level=debug</text:p>
      <text:p text:style-name="P3"/>
      <text:p text:style-name="P13">Cuidado al usar otro usuario de BD. Hay que verificar la configuración del fichero de configuración de Postgress pg_hba.conf:</text:p>
      <text:p text:style-name="P13">...</text:p>
      <text:p text:style-name="P14">local <text:s text:c="2"/>all <text:s text:c="12"/>postgres <text:s text:c="31"/>peer </text:p>
      <text:p text:style-name="P14"/>
      <text:p text:style-name="P15"># TYPE <text:s/>DATABASE <text:s text:c="6"/>USER <text:s text:c="11"/>ADDRESS <text:s text:c="16"/><text:tab/> <text:s text:c="2"/>METHOD </text:p>
      <text:p text:style-name="P14">local <text:s text:c="2"/>all <text:s text:c="12"/>user70 <text:s text:c="33"/>md5 </text:p>
      <text:p text:style-name="P13">... </text:p>
      <text:p text:style-name="P13"/>
      <text:p text:style-name="P33">En CentOs este fichero está en /var/lib/pgsql/9.3/data</text:p>
      <text:p text:style-name="P33">En Ubuntu está en /etc/postgresql/9.3/main</text:p>
      <text:p text:style-name="P12"/>
      <text:p text:style-name="P14">La primera entrada es la estándar y hace la autentificación del usuario igual al usuario linux, con lo que no hace falta especificar el password. Si creamos un usuario específico para la instancia, por ejemplo para desarrollo, entonces tenemos que indicar una entrada como la segunda con método <text:soft-page-break/>md5. </text:p>
      <text:p text:style-name="P12"/>
      <text:p text:style-name="P12"><text:span text:style-name="T6">Una vez realizados y guardados los cambios en este fichero, hay que</text:span> reiniciar Postgress:</text:p>
      <text:p text:style-name="P12"/>
      <text:p text:style-name="P12">sudo service postgresql restart</text:p>
      <text:p text:style-name="P12"/>
      <text:p text:style-name="P31">a CentOs:</text:p>
      <text:p text:style-name="P31">sudo service postgresql-9.3 restart</text:p>
      <text:p text:style-name="P3"/>
      <text:p text:style-name="P8">Es aconsejable tener un directorio de configuraciones y llamar al server con un fichero concreto de configuración:</text:p>
      <text:p text:style-name="P8"/>
      <text:p text:style-name="P5">$ <text:span text:style-name="T4">./server/openerp-server -c ../config/openerp70.cfg </text:span></text:p>
      <text:p text:style-name="P5"/>
      <text:p text:style-name="P5"/>
      <text:h text:style-name="Heading_20_1" text:outline-level="1"><text:bookmark-start text:name="__RefHeading__438_1564809365"/>Postgres<text:bookmark-end text:name="__RefHeading__438_1564809365"/></text:h>
      <text:list xml:id="list4348067754878649071" text:style-name="L1">
        <text:list-item>
          <text:p text:style-name="P38">para que un usuario pueda crear BD</text:p>
          <text:p text:style-name="P38">Primero entrar en la utilidad de Postgres</text:p>
          <text:list>
            <text:list-header>
              <text:p text:style-name="P38">$ sudo su -postgres</text:p>
              <text:p text:style-name="P38">$ psql</text:p>
            </text:list-header>
          </text:list>
        </text:list-item>
      </text:list>
      <text:p text:style-name="P16"><text:tab/>En psql entrar el comando:</text:p>
      <text:p text:style-name="P16"><text:tab/><text:tab/>ALTER ROLE user70 WITH CREATEDB</text:p>
      <text:p text:style-name="P16"/>
      <text:p text:style-name="P3"/>
      <text:h text:style-name="Heading_20_1" text:outline-level="1"><text:bookmark-start text:name="__RefHeading__440_1564809365"/>Seguridad:<text:bookmark-end text:name="__RefHeading__440_1564809365"/></text:h>
      <text:p text:style-name="P9">! En el caso de tener un servidor en la nube es aconsejable deshabilitar los webservices:</text:p>
      <text:p text:style-name="P9">- Parámetro ..no-xmlrpc</text:p>
      <text:p text:style-name="P9"/>
      <text:p text:style-name="P9">Tambien es aconsejable poner como host a localhost, para que solo se pueda entrar por nginx.</text:p>
      <text:p text:style-name="P9"/>
      <text:p text:style-name="P32">Para poder entrar como root en Ubuntu, chequear la url: <text:a xlink:type="simple" xlink:href="http://askubuntu.com/questions/44418/how-to-enable-root-login">http://askubuntu.com/questions/44418/how-to-enable-root-login</text:a></text:p>
      <text:p text:style-name="P32"/>
      <text:p text:style-name="P9"/>
      <text:p text:style-name="P17"/>
      <text:h text:style-name="Heading_20_1" text:outline-level="1"><text:bookmark-start text:name="__RefHeading__442_1564809365"/>Opciones de lanzamiento del servidor<text:bookmark-end text:name="__RefHeading__442_1564809365"/></text:h>
      <text:p text:style-name="P17"/>
      <text:p text:style-name="P18">Lanzar el servidor con usuario y pass de BD determinados:</text:p>
      <text:p text:style-name="P6">./server/openerp-server -<text:span text:style-name="T1">r </text:span><text:span text:style-name="T3">user70</text:span><text:span text:style-name="T1"> -w user70 –</text:span>addons-path=addons,web/addons,<text:span text:style-name="T7">ctp_addons</text:span> –log-level=debug</text:p>
      <text:p text:style-name="P9"/>
      <text:p text:style-name="P18">Lanzar el servidor con opciones de actualización de módulos para una BD determinada:</text:p>
      <text:p text:style-name="P7">./server/openerp-server -<text:span text:style-name="T1">r </text:span><text:span text:style-name="T3">user70</text:span><text:span text:style-name="T1"> -w user70 –</text:span>addons-path=addons,web/addons,<text:span text:style-name="T7">ctp_addons</text:span> –log-level=debug -<text:span text:style-name="T8">u all -d openacademy</text:span></text:p>
      <text:p text:style-name="P10"><text:soft-page-break/></text:p>
      <text:p text:style-name="P10">→<text:span text:style-name="T8"> Esto és importante cuando añades features nuevos a módulos y quieres que te los pille openerp.</text:span></text:p>
      <text:p text:style-name="P10">→<text:span text:style-name="T9"> en vez de ... -u all <text:s/>... puedes indicar un módulo en concreto: ... -u openacademy ...</text:span></text:p>
      <text:p text:style-name="P10"/>
      <text:p text:style-name="P18"/>
      <text:p text:style-name="P18"/>
      <text:h text:style-name="P49" text:outline-level="1"><text:bookmark-start text:name="__RefHeading__444_1564809365"/>Bazar <text:bookmark-end text:name="__RefHeading__444_1564809365"/></text:h>
      <text:h text:style-name="P50" text:outline-level="3"><text:bookmark-start text:name="__RefHeading__446_1564809365"/>(ver Bazaar - Sistema de gestión de versiones.pdf)<text:bookmark-end text:name="__RefHeading__446_1564809365"/></text:h>
      <text:p text:style-name="P27"/>
      <text:p text:style-name="P28">Iniciar una rama en Bazar y subir código</text:p>
      <text:p text:style-name="P28"/>
      <text:p text:style-name="P19">Desde la carpeta con el código:</text:p>
      <text:p text:style-name="P19">$ bzr init</text:p>
      <text:p text:style-name="P19">$ bzr add</text:p>
      <text:p text:style-name="P19">$ bzr ci -m «»»[INIT] First minimal files for a module Exercise 1»»»</text:p>
      <text:p text:style-name="P23">$ bzr push lp:~xava3000/+junk/&lt;<text:span text:style-name="T10">proyecto</text:span>&gt;</text:p>
      <text:p text:style-name="P19"/>
      <text:p text:style-name="P23"># Para saber el estado de sincronización con launchpad</text:p>
      <text:p text:style-name="P23">$ bzr st</text:p>
      <text:p text:style-name="P23"/>
      <text:p text:style-name="P23"># Diferencias con la rama</text:p>
      <text:p text:style-name="P23">$ bzr diff</text:p>
      <text:p text:style-name="P24"/>
      <text:p text:style-name="P21"><text:span text:style-name="T10">#</text:span>Bajarse una rama de Bazar en una nueva carpeta en una revisión determinada</text:p>
      <text:p text:style-name="P21">$ bzr branch CursoOpenerpCTPDic2013 CursoCTPMarzo2014 -r 53</text:p>
      <text:p text:style-name="P21"/>
      <text:p text:style-name="P22"><text:span text:style-name="T10">#</text:span>Revertir un cambio en un fichero</text:p>
      <text:p text:style-name="P22">$ bzr revert &lt;fichero&gt;</text:p>
      <text:p text:style-name="P22"/>
      <text:p text:style-name="P22"><text:span text:style-name="T10">#</text:span>Saber la versión de la rama</text:p>
      <text:p text:style-name="P22">$ bzr revno</text:p>
      <text:p text:style-name="P22"/>
      <text:p text:style-name="P22"><text:span text:style-name="T10">#</text:span>Logs en Bazar</text:p>
      <text:p text:style-name="P22">$ bzr qlog</text:p>
      <text:p text:style-name="P22"/>
      <text:p text:style-name="P22"/>
      <text:p text:style-name="P22"/>
      <text:p text:style-name="P21"/>
      <text:h text:style-name="Heading_20_1" text:outline-level="1"><text:bookmark-start text:name="__RefHeading__448_1564809365"/>Development<text:bookmark-end text:name="__RefHeading__448_1564809365"/></text:h>
      <text:list xml:id="list6073340585690978014" text:style-name="L2">
        <text:list-item>
          <text:p text:style-name="P39">Para hacer un trace, incorporar la linea siguiente y el servidor parará la ejecución y podrá interactuarse desde el log.</text:p>
        </text:list-item>
      </text:list>
      <text:p text:style-name="P20"/>
      <text:p text:style-name="P20"><text:tab/><text:tab/>import pdb; pdb.set_trace()</text:p>
      <text:p text:style-name="P26"><text:tab/></text:p>
      <text:p text:style-name="P26"><text:tab/>Puedes introducir campos y pdb te los devuelve. </text:p>
      <text:p text:style-name="P25"><text:tab/>'n' → next. Seguir y parar en la linea siguiente.</text:p>
      <text:p text:style-name="P25"><text:tab/>'c' → continuar la ejecución.</text:p>
      <text:p text:style-name="P25"/>
      <text:list xml:id="list9213906206390834386" text:style-name="L3">
        <text:list-item>
          <text:p text:style-name="P40">Para buscar un texto en los archivos de forma recursiva:</text:p>
          <text:list>
            <text:list-header>
              <text:p text:style-name="P40">$ rgrep 'string_to_search'</text:p>
              <text:p text:style-name="P41">$ rgrep 'string' . --include '*.py'</text:p>
            </text:list-header>
          </text:list>
        </text:list-item>
        <text:list-item>
          <text:p text:style-name="P42"><text:soft-page-break/><text:span text:style-name="T11">[CentOs] </text:span>En /etc/profile.d se pueden poner los custom scripts que se ejecutarán al logarse el usuario. Por ejemplo, se pueden añadir entradas en el $PATH.</text:p>
          <text:p text:style-name="P43">En [Debian] usar /etc/environment</text:p>
          <text:list>
            <text:list-header>
              <text:p text:style-name="P41"/>
            </text:list-header>
          </text:list>
        </text:list-item>
        <text:list-item>
          <text:p text:style-name="P41">Para lanzar una alerta se puede usar la funcion siguiente:</text:p>
          <text:p text:style-name="P41">raise osv.except_osv('titulo_dialogo', 'texto_error')</text:p>
          <text:list>
            <text:list-item>
              <text:p text:style-name="P44">También puede añadirse la siguiente carpeta de addons:</text:p>
              <text:list>
                <text:list-item>
                  <text:p text:style-name="P44">../server/openerp/test/addons/test_exceptions</text:p>
                </text:list-item>
              </text:list>
            </text:list-item>
          </text:list>
          <text:p text:style-name="P41"/>
        </text:list-item>
        <text:list-item>
          <text:p text:style-name="P41">Desde in workflow diseñado gráficamente, se pueden llamar a métodos de la clase, però no hace falta incluir self, cr, uid...</text:p>
          <text:p text:style-name="P41">Por ejemplo: write({'state':'draft'})</text:p>
          <text:p text:style-name="P41">o<text:tab/><text:tab/>action_draft()</text:p>
        </text:list-item>
        <text:list-item>
          <text:p text:style-name="P45">Wizards: Con la clave act_window se consigue una entrada nueva en el menú contextual</text:p>
        </text:list-item>
        <text:list-item>
          <text:p text:style-name="P45">Wizards: al crear una acción de ventana, con la clave &lt;field name='target'&gt;new&lt;/&gt; se consigue el efecto popup.</text:p>
        </text:list-item>
      </text:list>
      <text:p text:style-name="P18"/>
      <text:p text:style-name="P18"/>
      <text:h text:style-name="Heading_20_1" text:outline-level="1"><text:bookmark-start text:name="__RefHeading__450_1564809365"/>Paquetes interesantes en ubuntu<text:bookmark-end text:name="__RefHeading__450_1564809365"/></text:h>
      <text:p text:style-name="P29"/>
      <text:list xml:id="list7570758694545569319" text:style-name="L4">
        <text:list-item>
          <text:p text:style-name="P46">terminal mejorado</text:p>
        </text:list-item>
      </text:list>
      <text:p text:style-name="P29">$ sudo apt-get install terminator</text:p>
      <text:list xml:id="list4789561458337647282" text:style-name="L5">
        <text:list-item>
          <text:p text:style-name="P47">Logs de bazar en modo gráfico</text:p>
        </text:list-item>
      </text:list>
      <text:p text:style-name="P30">$ sudo apt-get install qbzr</text:p>
      <text:p text:style-name="P30"/>
      <text:p text:style-name="P11"/>
      <text:h text:style-name="P48" text:outline-level="1"><text:bookmark-start text:name="__RefHeading__452_1564809365"/>Curso<text:bookmark-end text:name="__RefHeading__452_1564809365"/></text:h>
      <text:p text:style-name="P11"/>
      <text:p text:style-name="P11">Database creada:</text:p>
      <text:p text:style-name="P11">- database name = testopenacademy</text:p>
      <text:p text:style-name="P11">- password = 12345</text:p>
      <text:p text:style-name="P11"/>
      <text:p text:style-name="P11">admin/admin</text:p>
      <text:p text:style-name="P9"/>
      <text:p text:style-name="P9"/>
      <text:h text:style-name="Heading_20_1" text:outline-level="1"><text:bookmark-start text:name="__RefHeading__454_1564809365"/>Instalación Openerp 8.0<text:bookmark-end text:name="__RefHeading__454_1564809365"/></text:h>
      <text:p text:style-name="P34"/>
      <text:p text:style-name="P34">- Requiere la instalación del paquete 'wkhtmltopdf':</text:p>
      <text:p text:style-name="P34">Chequear el rpm a bajar:</text:p>
      <text:p text:style-name="P34">http://wkhtmltopdf.org/downloads.html</text:p>
      <text:p text:style-name="P34">yum install fontconfig libXrender libXext '*fonts*' openss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6pt" fo:font-weight="bold" officeooo:rsid="000917c3" officeooo:paragraph-rsid="000ee58a"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otas de OpenERP 7.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17:40:43.211743989</meta:creation-date>
    <dc:date>2014-07-15T20:35:48.101826264</dc:date>
    <meta:editing-duration>P8DT3H2M39S</meta:editing-duration>
    <meta:editing-cycles>27</meta:editing-cycles>
    <meta:generator>LibreOffice/4.2.4.2$Linux_X86_64 LibreOffice_project/420m0$Build-2</meta:generator>
    <meta:document-statistic meta:table-count="0" meta:image-count="0" meta:object-count="0" meta:page-count="6" meta:paragraph-count="114" meta:word-count="797" meta:character-count="5270" meta:non-whitespace-character-count="4461"/>
  </office:meta>
</office:document-meta>
</file>